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4966089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3" calcext:value-type="float">
            <text:p>1673</text:p>
          </table:table-cell>
          <table:table-cell office:value-type="float" office:value="40" calcext:value-type="float">
            <text:p>40</text:p>
          </table:table-cell>
          <table:table-cell office:value-type="float" office:value="1747800000" calcext:value-type="float">
            <text:p>1747800000</text:p>
          </table:table-cell>
          <table:table-cell office:value-type="float" office:value="4.65" calcext:value-type="float">
            <text:p>4.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7628" calcext:value-type="float">
            <text:p>762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80" calcext:value-type="float">
            <text:p>1580</text:p>
          </table:table-cell>
          <table:table-cell office:value-type="float" office:value="44" calcext:value-type="float">
            <text:p>44</text:p>
          </table:table-cell>
          <table:table-cell office:value-type="float" office:value="1917360000" calcext:value-type="float">
            <text:p>1917360000</text:p>
          </table:table-cell>
          <table:table-cell office:value-type="float" office:value="5.06818" calcext:value-type="float">
            <text:p>5.06818</text:p>
          </table:table-cell>
          <table:table-cell office:value-type="float" office:value="164.909" calcext:value-type="float">
            <text:p>164.909</text:p>
          </table:table-cell>
          <table:table-cell office:value-type="float" office:value="202" calcext:value-type="float">
            <text:p>202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9" calcext:value-type="float">
            <text:p>1629</text:p>
          </table:table-cell>
          <table:table-cell office:value-type="float" office:value="30" calcext:value-type="float">
            <text:p>30</text:p>
          </table:table-cell>
          <table:table-cell office:value-type="float" office:value="1551620000" calcext:value-type="float">
            <text:p>1551620000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12.7" calcext:value-type="float">
            <text:p>112.7</text:p>
          </table:table-cell>
          <table:table-cell office:value-type="float" office:value="189" calcext:value-type="float">
            <text:p>189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3" calcext:value-type="float">
            <text:p>1573</text:p>
          </table:table-cell>
          <table:table-cell office:value-type="float" office:value="44" calcext:value-type="float">
            <text:p>44</text:p>
          </table:table-cell>
          <table:table-cell office:value-type="float" office:value="1898950000" calcext:value-type="float">
            <text:p>1898950000</text:p>
          </table:table-cell>
          <table:table-cell office:value-type="float" office:value="4.34091" calcext:value-type="float">
            <text:p>4.34091</text:p>
          </table:table-cell>
          <table:table-cell office:value-type="float" office:value="170.591" calcext:value-type="float">
            <text:p>170.591</text:p>
          </table:table-cell>
          <table:table-cell office:value-type="float" office:value="194" calcext:value-type="float">
            <text:p>194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86" calcext:value-type="float">
            <text:p>1686</text:p>
          </table:table-cell>
          <table:table-cell office:value-type="float" office:value="42" calcext:value-type="float">
            <text:p>42</text:p>
          </table:table-cell>
          <table:table-cell office:value-type="float" office:value="2071350000" calcext:value-type="float">
            <text:p>2071350000</text:p>
          </table:table-cell>
          <table:table-cell office:value-type="float" office:value="6.09524" calcext:value-type="float">
            <text:p>6.09524</text:p>
          </table:table-cell>
          <table:table-cell office:value-type="float" office:value="140.095" calcext:value-type="float">
            <text:p>140.095</text:p>
          </table:table-cell>
          <table:table-cell office:value-type="float" office:value="220" calcext:value-type="float">
            <text:p>220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8" calcext:value-type="float">
            <text:p>1628</text:p>
          </table:table-cell>
          <table:table-cell office:value-type="float" office:value="39" calcext:value-type="float">
            <text:p>39</text:p>
          </table:table-cell>
          <table:table-cell office:value-type="float" office:value="1879880000" calcext:value-type="float">
            <text:p>1879880000</text:p>
          </table:table-cell>
          <table:table-cell office:value-type="float" office:value="4.51282" calcext:value-type="float">
            <text:p>4.51282</text:p>
          </table:table-cell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6" calcext:value-type="float">
            <text:p>1606</text:p>
          </table:table-cell>
          <table:table-cell office:value-type="float" office:value="40" calcext:value-type="float">
            <text:p>40</text:p>
          </table:table-cell>
          <table:table-cell office:value-type="float" office:value="2152670000" calcext:value-type="float">
            <text:p>2152670000</text:p>
          </table:table-cell>
          <table:table-cell office:value-type="float" office:value="4.775" calcext:value-type="float">
            <text:p>4.775</text:p>
          </table:table-cell>
          <table:table-cell office:value-type="float" office:value="178.525" calcext:value-type="float">
            <text:p>178.525</text:p>
          </table:table-cell>
          <table:table-cell office:value-type="float" office:value="209" calcext:value-type="float">
            <text:p>209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2" calcext:value-type="float">
            <text:p>1602</text:p>
          </table:table-cell>
          <table:table-cell office:value-type="float" office:value="38" calcext:value-type="float">
            <text:p>38</text:p>
          </table:table-cell>
          <table:table-cell office:value-type="float" office:value="1996800000" calcext:value-type="float">
            <text:p>1996800000</text:p>
          </table:table-cell>
          <table:table-cell office:value-type="float" office:value="4.78947" calcext:value-type="float">
            <text:p>4.78947</text:p>
          </table:table-cell>
          <table:table-cell office:value-type="float" office:value="169.316" calcext:value-type="float">
            <text:p>169.316</text:p>
          </table:table-cell>
          <table:table-cell office:value-type="float" office:value="201" calcext:value-type="float">
            <text:p>201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80" calcext:value-type="float">
            <text:p>1680</text:p>
          </table:table-cell>
          <table:table-cell office:value-type="float" office:value="45" calcext:value-type="float">
            <text:p>45</text:p>
          </table:table-cell>
          <table:table-cell office:value-type="float" office:value="1832270000" calcext:value-type="float">
            <text:p>1832270000</text:p>
          </table:table-cell>
          <table:table-cell office:value-type="float" office:value="4.4" calcext:value-type="float">
            <text:p>4.4</text:p>
          </table:table-cell>
          <table:table-cell office:value-type="float" office:value="164" calcext:value-type="float">
            <text:p>164</text:p>
          </table:table-cell>
          <table:table-cell office:value-type="float" office:value="226" calcext:value-type="float">
            <text:p>226</text:p>
          </table:table-cell>
          <table:table-cell office:value-type="float" office:value="7879" calcext:value-type="float">
            <text:p>78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46" calcext:value-type="float">
            <text:p>1546</text:p>
          </table:table-cell>
          <table:table-cell office:value-type="float" office:value="37" calcext:value-type="float">
            <text:p>37</text:p>
          </table:table-cell>
          <table:table-cell office:value-type="float" office:value="1215420000" calcext:value-type="float">
            <text:p>1215420000</text:p>
          </table:table-cell>
          <table:table-cell office:value-type="float" office:value="4.18919" calcext:value-type="float">
            <text:p>4.18919</text:p>
          </table:table-cell>
          <table:table-cell office:value-type="float" office:value="73.2703" calcext:value-type="float">
            <text:p>73.2703</text:p>
          </table:table-cell>
          <table:table-cell office:value-type="float" office:value="188" calcext:value-type="float">
            <text:p>188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53" calcext:value-type="float">
            <text:p>1653</text:p>
          </table:table-cell>
          <table:table-cell office:value-type="float" office:value="40" calcext:value-type="float">
            <text:p>40</text:p>
          </table:table-cell>
          <table:table-cell office:value-type="float" office:value="1407810000" calcext:value-type="float">
            <text:p>1407810000</text:p>
          </table:table-cell>
          <table:table-cell office:value-type="float" office:value="4.275" calcext:value-type="float">
            <text:p>4.275</text:p>
          </table:table-cell>
          <table:table-cell office:value-type="float" office:value="99.35" calcext:value-type="float">
            <text:p>99.35</text:p>
          </table:table-cell>
          <table:table-cell office:value-type="float" office:value="203" calcext:value-type="float">
            <text:p>203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38" calcext:value-type="float">
            <text:p>1538</text:p>
          </table:table-cell>
          <table:table-cell office:value-type="float" office:value="38" calcext:value-type="float">
            <text:p>38</text:p>
          </table:table-cell>
          <table:table-cell office:value-type="float" office:value="1218870000" calcext:value-type="float">
            <text:p>1218870000</text:p>
          </table:table-cell>
          <table:table-cell office:value-type="float" office:value="4.47368" calcext:value-type="float">
            <text:p>4.47368</text:p>
          </table:table-cell>
          <table:table-cell office:value-type="float" office:value="59.0789" calcext:value-type="float">
            <text:p>59.0789</text:p>
          </table:table-cell>
          <table:table-cell office:value-type="float" office:value="196" calcext:value-type="float">
            <text:p>196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36" calcext:value-type="float">
            <text:p>1636</text:p>
          </table:table-cell>
          <table:table-cell office:value-type="float" office:value="42" calcext:value-type="float">
            <text:p>42</text:p>
          </table:table-cell>
          <table:table-cell office:value-type="float" office:value="1662040000" calcext:value-type="float">
            <text:p>1662040000</text:p>
          </table:table-cell>
          <table:table-cell office:value-type="float" office:value="4.45238" calcext:value-type="float">
            <text:p>4.45238</text:p>
          </table:table-cell>
          <table:table-cell office:value-type="float" office:value="127.214" calcext:value-type="float">
            <text:p>127.214</text:p>
          </table:table-cell>
          <table:table-cell office:value-type="float" office:value="196" calcext:value-type="float">
            <text:p>196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4" calcext:value-type="float">
            <text:p>1624</text:p>
          </table:table-cell>
          <table:table-cell office:value-type="float" office:value="43" calcext:value-type="float">
            <text:p>43</text:p>
          </table:table-cell>
          <table:table-cell office:value-type="float" office:value="1670300000" calcext:value-type="float">
            <text:p>1670300000</text:p>
          </table:table-cell>
          <table:table-cell office:value-type="float" office:value="4.18605" calcext:value-type="float">
            <text:p>4.18605</text:p>
          </table:table-cell>
          <table:table-cell office:value-type="float" office:value="152.209" calcext:value-type="float">
            <text:p>152.209</text:p>
          </table:table-cell>
          <table:table-cell office:value-type="float" office:value="196" calcext:value-type="float">
            <text:p>196</text:p>
          </table:table-cell>
          <table:table-cell office:value-type="float" office:value="6915" calcext:value-type="float">
            <text:p>6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09:16:52.906945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20:21.802590863</dc:date>
    <meta:editing-duration>PT8M</meta:editing-duration>
    <meta:editing-cycles>2</meta:editing-cycles>
    <meta:generator>LibreOffice/6.0.6.2$Linux_X86_64 LibreOffice_project/00m0$Build-2</meta:generator>
    <meta:document-statistic meta:table-count="1" meta:cell-count="210" meta:object-count="0"/>
  </office:meta>
</office:document-meta>
</file>